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D00000091028D41D51CEA19097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rminus (TTF)" svg:font-family="'Terminus (TTF)'" style:font-adornments="Bold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2.715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5.615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 style:list-style-name="L1">
      <style:graphic-properties draw:stroke="none" svg:stroke-color="#000000" draw:fill="none" draw:fill-color="#ffffff" fo:min-height="3.686cm"/>
    </style:style>
    <style:style style:name="gr5" style:family="graphic" style:parent-style-name="standard" style:list-style-name="L1">
      <style:graphic-properties draw:stroke="none" svg:stroke-color="#000000" draw:fill="none" draw:fill-color="#ffffff" fo:min-height="3.686cm"/>
    </style:style>
    <style:style style:name="gr6" style:family="graphic" style:parent-style-name="standard" style:list-style-name="L1">
      <style:graphic-properties draw:stroke="none" svg:stroke-color="#000000" draw:fill="none" draw:fill-color="#ffffff" fo:min-height="4.999cm"/>
    </style:style>
    <style:style style:name="gr7" style:family="graphic" style:parent-style-name="standard" style:list-style-name="L1">
      <style:graphic-properties draw:stroke="none" svg:stroke-color="#000000" draw:fill="none" draw:fill-color="#ffffff" fo:min-height="4.99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Terminus (TTF)"/>
    </style:style>
    <style:style style:name="P3" style:family="paragraph">
      <loext:graphic-properties draw:fill="none" draw:fill-color="#ffffff"/>
      <style:paragraph-properties fo:text-align="center"/>
      <style:text-properties fo:color="#0084d1" style:font-name="Terminus (TTF)" fo:font-size="50pt" fo:font-weight="bold" style:font-size-asian="50pt" style:font-weight-asian="bold" style:font-size-complex="50pt" style:font-weight-complex="bold"/>
    </style:style>
    <style:style style:name="P4" style:family="paragraph">
      <style:paragraph-properties fo:line-height="130%" fo:text-align="start"/>
      <style:text-properties style:font-name="Terminus (TTF)"/>
    </style:style>
    <style:style style:name="P5" style:family="paragraph">
      <loext:graphic-properties draw:fill="none" draw:fill-color="#ffffff"/>
      <style:paragraph-properties fo:line-height="130%" fo:text-align="start"/>
      <style:text-properties fo:color="#4c4c4c" style:font-name="Terminus (TTF)" fo:font-size="28pt" fo:font-weight="bold" style:letter-kerning="true" style:font-name-asian="WenQuanYi Zen Hei Sharp" style:font-size-asian="28pt" style:font-weight-asian="bold" style:font-name-complex="Lohit Devanagari" style:font-size-complex="28pt" style:font-weight-complex="bold"/>
    </style:style>
    <style:style style:name="P6" style:family="paragraph">
      <style:paragraph-properties fo:line-height="130%" fo:text-align="center"/>
      <style:text-properties style:font-name="Terminus (TTF)" fo:font-size="25pt" style:font-size-asian="25pt" style:font-size-complex="25pt"/>
    </style:style>
    <style:style style:name="P7" style:family="paragraph">
      <loext:graphic-properties draw:fill="none" draw:fill-color="#ffffff"/>
      <style:paragraph-properties fo:line-height="130%" fo:text-align="center"/>
      <style:text-properties fo:color="#4c4c4c" style:font-name="Terminus (TTF)" fo:font-size="25pt" fo:font-weight="bold" style:letter-kerning="true" style:font-name-asian="WenQuanYi Zen Hei Sharp" style:font-size-asian="25pt" style:font-weight-asian="bold" style:font-name-complex="Lohit Devanagari" style:font-size-complex="25pt" style:font-weight-complex="bold"/>
    </style:style>
    <style:style style:name="T1" style:family="text">
      <style:text-properties fo:color="#000000" style:font-name="Terminus (TTF)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000000" style:font-name="Terminus (TTF)" fo:font-size="28pt" fo:font-weight="bold" style:letter-kerning="true" style:font-name-asian="WenQuanYi Zen Hei Sharp" style:font-size-asian="28pt" style:font-weight-asian="bold" style:font-name-complex="Lohit Devanagari" style:font-size-complex="28pt" style:font-weight-complex="bold"/>
    </style:style>
    <style:style style:name="T3" style:family="text">
      <style:text-properties fo:color="#000000" style:font-name="Terminus (TTF)" fo:font-size="28pt" style:letter-kerning="true" style:font-name-asian="WenQuanYi Zen Hei Sharp" style:font-size-asian="28pt" style:font-name-complex="Lohit Devanagari" style:font-size-complex="28pt"/>
    </style:style>
    <style:style style:name="T4" style:family="text">
      <style:text-properties fo:color="#000000" style:font-name="Terminus (TTF)" fo:font-size="25pt" style:letter-kerning="true" style:font-name-asian="WenQuanYi Zen Hei Sharp" style:font-size-asian="25pt" style:font-name-complex="Lohit Devanagari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0.034cm" svg:height="27.686cm" svg:x="0.681cm" svg:y="-0.24cm">
          <draw:image xlink:href="Pictures/10000201000007D00000091028D41D51CEA19097.png" xlink:type="simple" xlink:show="embed" xlink:actuate="onLoad">
            <text:p/>
          </draw:image>
        </draw:frame>
        <draw:frame draw:style-name="gr2" draw:text-style-name="P3" draw:layer="layout" svg:width="14.859cm" svg:height="5.865cm" svg:x="0.076cm" svg:y="1.072cm">
          <draw:text-box>
            <text:p text:style-name="P2"><text:span text:style-name="T1">Need help</text:span></text:p>
            <text:p text:style-name="P2"><text:span text:style-name="T1">with Linux?</text:span></text:p>
          </draw:text-box>
        </draw:frame>
        <draw:line draw:style-name="gr3" draw:text-style-name="P1" draw:layer="layout" svg:x1="1.254cm" svg:y1="5.318cm" svg:x2="12.712cm" svg:y2="5.334cm">
          <text:p/>
        </draw:line>
        <draw:frame draw:style-name="gr4" draw:text-style-name="P5" draw:layer="layout" svg:width="14.224cm" svg:height="3.936cm" svg:x="0.538cm" svg:y="8.754cm">
          <draw:text-box>
            <text:list text:style-name="L1">
              <text:list-header>
                <text:p text:style-name="P4"><text:span text:style-name="T2"><text:s text:c="3"/></text:span><text:span text:style-name="T2">Monday</text:span><text:span text:style-name="T3"> : 10:45a-11:15a</text:span></text:p>
                <text:p text:style-name="P4"><text:span text:style-name="T2">Wednesday</text:span><text:span text:style-name="T3"> : 3pm-3:30p</text:span></text:p>
                <text:p text:style-name="P4"><text:span text:style-name="T2"><text:s text:c="3"/></text:span><text:span text:style-name="T2">Friday</text:span><text:span text:style-name="T3"> : 10:30a-11a</text:span></text:p>
              </text:list-header>
            </text:list>
          </draw:text-box>
        </draw:frame>
        <draw:frame draw:style-name="gr5" draw:text-style-name="P5" draw:layer="layout" svg:width="13.989cm" svg:height="3.936cm" svg:x="0.946cm" svg:y="5.954cm">
          <draw:text-box>
            <text:p text:style-name="P4"><text:span text:style-name="T3">Come to the PLUG office hours in </text:span><text:span text:style-name="T2">LWSN B128</text:span><text:span text:style-name="T3">.</text:span></text:p>
          </draw:text-box>
        </draw:frame>
        <draw:frame draw:style-name="gr6" draw:text-style-name="P5" draw:layer="layout" svg:width="14.951cm" svg:height="5.249cm" svg:x="0.3cm" svg:y="13.189cm">
          <draw:text-box>
            <text:list text:style-name="L1">
              <text:list-header>
                <text:p text:style-name="P4"><text:span text:style-name="T3">We can help with installation, driver issues and any questions you have about using Linux</text:span></text:p>
              </text:list-header>
            </text:list>
          </draw:text-box>
        </draw:frame>
        <draw:frame draw:style-name="gr7" draw:text-style-name="P7" draw:layer="layout" svg:width="14.951cm" svg:height="5.249cm" svg:x="12.578cm" svg:y="18.257cm">
          <draw:text-box>
            <text:list text:style-name="L1">
              <text:list-header>
                <text:p text:style-name="P6"><text:span text:style-name="T4">purduelug.org</text:span></text:p>
                <text:p text:style-name="P6"><text:span text:style-name="T4">#purduelug @ freenode.net</text:span></text:p>
              </text:list-header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rminus (TTF)" svg:font-family="'Terminus (TTF)'" style:font-adornments="Bold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width="0.152cm" svg:stroke-color="#4c4c4c" draw:marker-start-width="0.432cm" draw:marker-end-width="0.432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8" draw:fill-hatch-name="Hatching_20_1" draw:fill-image-name="Bitmape_20_1" draw:opacity="50%" draw:shadow-opacity="50%"/>
      <style:text-properties style:font-weight-asian="normal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van Widloski</meta:initial-creator>
    <meta:creation-date>2014-03-09T19:55:35.214512138</meta:creation-date>
    <dc:date>2016-02-15T17:33:42.767467506</dc:date>
    <meta:editing-duration>PT12H18M17S</meta:editing-duration>
    <meta:editing-cycles>30</meta:editing-cycles>
    <meta:generator>LibreOffice/5.0.4.2$Linux_X86_64 LibreOffice_project/00$Build-2</meta:generator>
    <meta:document-statistic meta:object-count="7"/>
  </office:meta>
</office:document-meta>
</file>